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269cm"/>
    </style:style>
    <style:style style:name="ro2" style:family="table-row">
      <style:table-row-properties style:row-height="1.276cm"/>
    </style:style>
    <style:style style:name="ce1" style:family="table-cell">
      <loext:graphic-properties draw:textarea-vertical-align="middle"/>
      <style:paragraph-properties fo:text-align="center"/>
      <style:text-properties style:font-name="Noto Kufi Arabic" fo:font-size="11pt" style:font-size-asian="11pt" style:font-name-complex="Noto Kufi Arabic" style:font-size-complex="11pt"/>
    </style:style>
    <style:style style:name="ce2" style:family="table-cell">
      <loext:graphic-properties draw:textarea-vertical-align="middle"/>
      <style:paragraph-properties fo:text-align="center"/>
      <style:text-properties style:font-name="Noto Kufi Arabic" fo:font-size="11pt" style:font-size-asian="11pt" style:font-size-complex="11pt"/>
    </style:style>
    <style:style style:name="P1" style:family="paragraph">
      <style:paragraph-properties fo:text-align="center"/>
      <style:text-properties style:font-name="Noto Kufi Arabic" fo:font-size="11pt" style:font-size-asian="11pt" style:font-name-complex="Noto Kufi Arabic" style:font-size-complex="11pt"/>
    </style:style>
    <style:style style:name="P2" style:family="paragraph">
      <style:paragraph-properties fo:text-align="center"/>
      <style:text-properties style:font-name="Noto Kufi Arabic" fo:font-size="11pt" style:font-size-asian="11pt" style:font-size-complex="11pt"/>
    </style:style>
    <style:style style:name="T1" style:family="text">
      <style:text-properties style:font-name="Noto Kufi Arabic" style:font-name-complex="Noto Kufi Arab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0.158cm" svg:x="0.048cm" svg:y="0.03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مرحله</text:span></text:p>
              </table:table-cell>
              <table:table-cell>
                <text:p text:style-name="P1"><text:span text:style-name="T1">کاراکتر</text:span></text:p>
              </table:table-cell>
              <table:table-cell>
                <text:p text:style-name="P1"><text:span text:style-name="T1">رشته پسوندی</text:span></text:p>
              </table:table-cell>
              <table:table-cell>
                <text:p text:style-name="P1"><text:span text:style-name="T1">پشته</text:span>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A</text:p>
              </table:table-cell>
              <table:table-cell>
                <text:p text:style-name="P2">A</text:p>
              </table:table-cell>
              <table:table-cell/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+</text:p>
              </table:table-cell>
              <table:table-cell>
                <text:p text:style-name="P2">A</text:p>
              </table:table-cell>
              <table:table-cell>
                <text:p text:style-name="P2">+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B</text:p>
              </table:table-cell>
              <table:table-cell>
                <text:p text:style-name="P2">AB</text:p>
              </table:table-cell>
              <table:table-cell>
                <text:p text:style-name="P2">+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*</text:p>
              </table:table-cell>
              <table:table-cell>
                <text:p text:style-name="P2">AB</text:p>
              </table:table-cell>
              <table:table-cell>
                <text:p text:style-name="P2">+*</text:p>
              </table:table-cell>
            </table:table-row>
            <table:table-row table:style-name="ro1" table:default-cell-style-name="ce2">
              <table:table-cell>
                <text:p text:style-name="P2">5</text:p>
              </table:table-cell>
              <table:table-cell>
                <text:p text:style-name="P2">C</text:p>
              </table:table-cell>
              <table:table-cell>
                <text:p text:style-name="P2">ABC</text:p>
              </table:table-cell>
              <table:table-cell>
                <text:p text:style-name="P2">+*</text:p>
              </table:table-cell>
            </table:table-row>
            <table:table-row table:style-name="ro1" table:default-cell-style-name="ce2">
              <table:table-cell>
                <text:p text:style-name="P2">6</text:p>
              </table:table-cell>
              <table:table-cell/>
              <table:table-cell>
                <text:p text:style-name="P2">ABC*</text:p>
              </table:table-cell>
              <table:table-cell>
                <text:p text:style-name="P2">+</text:p>
              </table:table-cell>
            </table:table-row>
            <table:table-row table:style-name="ro2" table:default-cell-style-name="ce2">
              <table:table-cell>
                <text:p text:style-name="P2">7</text:p>
              </table:table-cell>
              <table:table-cell/>
              <table:table-cell>
                <text:p text:style-name="P2">ABC*+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20:33:48.079653082</meta:creation-date>
    <dc:date>2020-07-12T20:39:28.776430178</dc:date>
    <meta:editing-duration>PT5M40S</meta:editing-duration>
    <meta:editing-cycles>1</meta:editing-cycles>
    <meta:document-statistic meta:object-count="1"/>
    <meta:generator>LibreOffice/5.1.6.2$Linux_X86_64 LibreOffice_project/10m0$Build-2</meta:generator>
  </office:meta>
</office:document-meta>
</file>